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AndroidClock" svg:font-family="AndroidClock" style:font-family-generic="swiss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ndroidClock" fo:font-style="italic" style:font-style-asian="italic" style:font-style-complex="italic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Bitstream Vera Sans Mono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Bitstream Vera Sans Mono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Bitstream Vera Sans Mono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Bitstream Vera Sans Mono" fo:font-size="10pt" fo:letter-spacing="normal" style:font-size-asian="10pt" style:font-size-complex="10pt"/>
    </style:style>
    <style:style style:name="P6" style:family="paragraph" style:parent-style-name="Preformatted_20_Text">
      <style:paragraph-properties fo:orphans="2" fo:widows="2"/>
      <style:text-properties style:font-name="Bitstream Vera Sans Mono" fo:font-size="10pt" style:font-size-asian="10pt" style:font-size-complex="10pt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Bitstream Vera Sans Mono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text-properties style:font-name="Bitstream Vera Sans Mono" fo:font-size="10pt" style:font-size-asian="10pt" style:font-size-complex="10pt"/>
    </style:style>
    <style:style style:name="P9" style:family="paragraph" style:parent-style-name="Standard">
      <style:text-properties style:font-name="Bitstream Vera Sans Mono" fo:font-size="10pt" officeooo:paragraph-rsid="001779f6" style:font-size-asian="10pt" style:font-size-complex="10pt"/>
    </style:style>
    <style:style style:name="P10" style:family="paragraph" style:parent-style-name="Standard">
      <style:text-properties style:font-name="Bitstream Vera Sans Mono" fo:font-size="10pt" officeooo:rsid="001779f6" officeooo:paragraph-rsid="001779f6" style:font-size-asian="10pt" style:font-size-complex="10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Bitstream Vera Sans Mono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Bitstream Vera Sans Mono" fo:letter-spacing="normal" fo:font-style="normal" fo:font-weight="normal"/>
    </style:style>
    <style:style style:name="T3" style:family="text">
      <style:text-properties fo:font-variant="normal" fo:text-transform="none" fo:color="#000000" style:font-name="Bitstream Vera Sans Mono" fo:font-size="10pt" fo:letter-spacing="normal" fo:font-style="normal" fo:font-weight="normal" style:font-size-asian="10pt" style:font-size-complex="10pt"/>
    </style:style>
    <style:style style:name="T4" style:family="text">
      <style:text-properties fo:font-style="normal" fo:font-weight="normal"/>
    </style:style>
    <style:style style:name="T5" style:family="text">
      <style:text-properties officeooo:rsid="001779f6"/>
    </style:style>
    <style:style style:name="T6" style:family="text">
      <style:text-properties style:font-name="Bitstream Vera Sans Mono"/>
    </style:style>
    <style:style style:name="T7" style:family="text">
      <style:text-properties style:font-name="Bitstream Vera Sans Mono" fo:font-size="10pt" style:font-size-asian="10pt" style:font-size-complex="10pt"/>
    </style:style>
    <style:style style:name="T8" style:family="text">
      <style:text-properties style:font-name="Bitstream Vera Sans Mono" fo:font-size="10pt" officeooo:rsid="001779f6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779f6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WiFi Access Point mit ESP8266</text:h>
      <text:p text:style-name="Standard"/>
      <text:p text:style-name="Standard">Auf der CPU des ESP8266 befindet sich die Hardware für WLAN- auch WiFi genannt.</text:p>
      <text:p text:style-name="Standard">Wir können den ESP als 'Station' oder 'Access Point' programmieren. Sta oder als Ap; siehe help(). Station wäre z.b. ein Teilnehmer im WLAN Hausnetz; <text:span text:style-name="T5">Wenn wir </text:span>das <text:span text:style-name="T5">nicht haben,dann</text:span> wählen <text:span text:style-name="T5">wir </text:span>Access Point. Damit bekommt unser Board eine selbst gewählte Adresse (IP) ,einen Namen (ssid) und ein Passwort.</text:p>
      <text:p text:style-name="Standard">Letztere<text:span text:style-name="T5">s</text:span> stehen in einem eigenen Script:</text:p>
      <text:p text:style-name="P1"/>
      <text:p text:style-name="P11">#config.py</text:p>
      <text:p text:style-name="P11">ssid <text:s text:c="4"/>= 'AP-1' <text:s text:c="3"/># hier durchnummerieren ! Jeder hat eine andere SSID</text:p>
      <text:p text:style-name="P11">password = '123456789' # mindestens 8 Zeichen</text:p>
      <text:p text:style-name="P1"/>
      <text:p text:style-name="Standard"># <text:span text:style-name="T5">Script mit </text:span>Kommentare<text:span text:style-name="T5">n</text:span>...</text:p>
      <text:p text:style-name="Standard"/>
      <text:p text:style-name="P8">from config import *</text:p>
      <text:p text:style-name="P9"><text:span text:style-name="T5"># import von <text:s/>config.py</text:span></text:p>
      <text:p text:style-name="P10"/>
      <text:p text:style-name="P3">ap = network.WLAN(network.AP_IF)</text:p>
      <text:p text:style-name="P3"># ein Access Point wird 'aufgemacht'</text:p>
      <text:p text:style-name="P4"/>
      <text:p text:style-name="P4">ap.active(False)</text:p>
      <text:p text:style-name="P4"># erstmal aus</text:p>
      <text:p text:style-name="P2">WiFi Access Point mit ESP8266</text:p>
      <text:p text:style-name="P4"/>
      <text:p text:style-name="P4">time.sleep(2)</text:p>
      <text:p text:style-name="P4"># dauert vielleicht ein wenig</text:p>
      <text:p text:style-name="P4"/>
      <text:p text:style-name="P4">ap.active(True)</text:p>
      <text:p text:style-name="P4"># jetzt wird er an geschaltet</text:p>
      <text:p text:style-name="P4"/>
      <text:p text:style-name="P4">ap.config(essid=ssid, password=password)</text:p>
      <text:p text:style-name="P4"># konfiguriert mit den Daten aus ' config.py'</text:p>
      <text:p text:style-name="P6"/>
      <text:p text:style-name="P4">while ap.active() == False:</text:p>
      <text:p text:style-name="P5"><text:s text:c="2"/><text:span text:style-name="T4">pass</text:span></text:p>
      <text:p text:style-name="P6"># Warten bis Access Point aktiv ist</text:p>
      <text:p text:style-name="P6"/>
      <text:p text:style-name="P4">ap.ifconfig(('192.168.0.1', '255.255.255.0', '192.168.0.1', '8.8.8.8'))</text:p>
      <text:p text:style-name="P4"># hier wird den Access Point eine IP zugewiesen</text:p>
      <text:p text:style-name="P4"/>
      <text:p text:style-name="P4"># dann werden die aktuellen Werte angezeigt...</text:p>
      <text:p text:style-name="P4">print('Wlan Accesspoint running')</text:p>
      <text:p text:style-name="P7">print(ap.ifconfig()) </text:p>
      <text:p text:style-name="P7"># Standard Port: http://192.168.0.1:80</text:p>
      <text:p text:style-name="Standard">Wenn wir so weit sind, müsste unser Board unter der eingestellen SSID</text:p>
      <text:p text:style-name="Standard">( im Beispiel 'AP-1') im WLAN Netz sichtbar sei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AndroidClock" svg:font-family="AndroidClock" style:font-family-generic="swiss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Noto Sans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Noto Sans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8:34:04</meta:creation-date>
    <dc:date>2021-10-14T12:24:49.127097004</dc:date>
    <meta:editing-duration>PT1H25M4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07" meta:character-count="1388" meta:non-whitespace-character-count="1202"/>
  </office:meta>
</office:document-meta>
</file>